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Chancery URW" svg:font-family="'Chancery URW'" style:font-pitch="variable"/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808080" draw:textarea-horizontal-align="justify" draw:textarea-vertical-align="middle" draw:auto-grow-height="false" fo:min-height="2.418cm" fo:min-width="5.088cm"/>
    </style:style>
    <style:style style:name="gr2" style:family="graphic" style:parent-style-name="objectwithoutfill">
      <style:graphic-properties draw:marker-end="Arrow" draw:marker-end-width="0.3cm" draw:fill="none" draw:fill-color="#99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/>
      <style:text-properties fo:color="#ffffff" style:font-name="Ubuntu Light"/>
    </style:style>
    <style:style style:name="P3" style:family="paragraph">
      <loext:graphic-properties draw:fill="none" draw:fill-color="#99ffff"/>
      <style:paragraph-properties fo:text-align="center"/>
    </style:style>
    <style:style style:name="T1" style:family="text">
      <style:text-properties fo:color="#ffffff" style:font-name="Ubuntu Light"/>
    </style:style>
    <style:style style:name="T2" style:family="text">
      <style:text-properties style:font-name="Ubuntu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477cm" svg:height="3.556cm" svg:x="11.287cm" svg:y="8.493cm">
          <text:p text:style-name="P1"><text:span text:style-name="T1">ARDUIN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" draw:text-style-name="P3" draw:layer="layout" draw:type="line" svg:x1="4.704cm" svg:y1="10.771cm" svg:x2="11.287cm" svg:y2="10.716cm" draw:end-shape="id1" draw:end-glue-point="6" svg:d="M4704 10771l6583-55" svg:viewBox="0 0 6584 56">
          <text:p text:style-name="P1"/>
          <text:p text:style-name="P1"><text:span text:style-name="T2">pedestrian buttons</text:span></text:p>
        </draw:connector>
        <draw:connector draw:style-name="gr2" draw:text-style-name="P3" draw:layer="layout" draw:type="line" svg:x1="4.704cm" svg:y1="10.277cm" svg:x2="11.287cm" svg:y2="10.271cm" draw:end-shape="id1" svg:d="M4704 10277l6583-6" svg:viewBox="0 0 6584 7">
          <text:p text:style-name="P1"><text:span text:style-name="T2">car sensors</text:span></text:p>
          <text:p text:style-name="P1"/>
        </draw:connector>
        <draw:connector draw:style-name="gr2" draw:text-style-name="P3" draw:layer="layout" draw:type="line" svg:x1="16.875cm" svg:y1="10.716cm" svg:x2="24.859cm" svg:y2="10.724cm" draw:start-shape="id1" draw:start-glue-point="8" svg:d="M16875 10716l7984 8" svg:viewBox="0 0 7985 9">
          <text:p text:style-name="P1"/>
          <text:p text:style-name="P1"><text:span text:style-name="T2">signals for stop light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Chancery URW" svg:font-family="'Chancery URW'" style:font-pitch="variable"/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graphic-properties draw:fill-hatch-solid="true"/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08:42:48.785789558</meta:creation-date>
    <dc:date>2016-06-08T09:59:51.459100412</dc:date>
    <meta:editing-duration>PT1H2M1S</meta:editing-duration>
    <meta:editing-cycles>3</meta:editing-cycles>
    <meta:generator>LibreOffice/5.0.6.3$Linux_X86_64 LibreOffice_project/00m0$Build-3</meta:generator>
    <meta:document-statistic meta:object-count="4"/>
  </office:meta>
</office:document-meta>
</file>